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10.384cm" svg:y="0.553cm">
            <draw:object draw:notify-on-update-of-ranges="Feuille1.C2:Feuille1.C5 Feuille1.A2:Feuille1.A2 Feuille1.D2:Feuille1.D5 Feuille1.A6:Feuille1.A6 Feuille1.D6:Feuille1.D9 Feuille1.C6:Feuille1.C9 Feuille1.A10:Feuille1.A10 Feuille1.D10:Feuille1.D12 Feuille1.C10:Feuille1.C12 Feuille1.A13:Feuille1.A13 Feuille1.D13:Feuille1.D16 Feuille1.C13:Feuille1.C16 Feuille1.A17:Feuille1.A17 Feuille1.D17:Feuille1.D19 Feuille1.C17:Feuille1.C19 Feuille1.A20:Feuille1.A20 Feuille1.D20:Feuille1.D23 Feuille1.C20:Feuille1.C23 Feuille1.A24:Feuille1.A24 Feuille1.D24:Feuille1.D27 Feuille1.C24:Feuille1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table:formula="of:=[.A$2]*[.B2]" office:value-type="float" office:value="765">
            <text:p>765</text:p>
          </table:table-cell>
          <table:table-cell table:style-name="ce1" office:value-type="float" office:value="6.63">
            <text:p>6,6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2]*[.B3]" office:value-type="float" office:value="1530">
            <text:p>1530</text:p>
          </table:table-cell>
          <table:table-cell office:value-type="float" office:value="-16.7">
            <text:p>-16,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2]*[.B4]" office:value-type="float" office:value="2295">
            <text:p>2295</text:p>
          </table:table-cell>
          <table:table-cell office:value-type="float" office:value="-38.7">
            <text:p>-38,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2]*[.B5]" office:value-type="float" office:value="3060">
            <text:p>3060</text:p>
          </table:table-cell>
          <table:table-cell office:value-type="float" office:value="-48.8">
            <text:p>-48,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table:formula="of:=[.A$6]*[.B6]" office:value-type="float" office:value="865">
            <text:p>865</text:p>
          </table:table-cell>
          <table:table-cell office:value-type="float" office:value="7.63">
            <text:p>7,6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6]*[.B7]" office:value-type="float" office:value="1730">
            <text:p>1730</text:p>
          </table:table-cell>
          <table:table-cell office:value-type="float" office:value="-17.7">
            <text:p>-17,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6]*[.B8]" office:value-type="float" office:value="2595">
            <text:p>2595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6]*[.B9]" office:value-type="float" office:value="3460">
            <text:p>3460</text:p>
          </table:table-cell>
          <table:table-cell office:value-type="float" office:value="-33.7">
            <text:p>-33,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table:formula="of:=[.A$10]*[.B10]" office:value-type="float" office:value="964">
            <text:p>964</text:p>
          </table:table-cell>
          <table:table-cell office:value-type="float" office:value="7.3">
            <text:p>7,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10]*[.B11]" office:value-type="float" office:value="1928">
            <text:p>1928</text:p>
          </table:table-cell>
          <table:table-cell office:value-type="float" office:value="-40">
            <text:p>-4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10]*[.B12]" office:value-type="float" office:value="2892">
            <text:p>2892</text:p>
          </table:table-cell>
          <table:table-cell office:value-type="float" office:value="-55">
            <text:p>-55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table:formula="of:=[.A$13]*[.B13]" office:value-type="float" office:value="1050">
            <text:p>1050</text:p>
          </table:table-cell>
          <table:table-cell office:value-type="float" office:value="6.63">
            <text:p>6,6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13]*[.B14]" office:value-type="float" office:value="2100">
            <text:p>2100</text:p>
          </table:table-cell>
          <table:table-cell office:value-type="float" office:value="-20.2">
            <text:p>-20,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13]*[.B15]" office:value-type="float" office:value="3150">
            <text:p>3150</text:p>
          </table:table-cell>
          <table:table-cell office:value-type="float" office:value="-34.7">
            <text:p>-34,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13]*[.B16]" office:value-type="float" office:value="4200">
            <text:p>4200</text:p>
          </table:table-cell>
          <table:table-cell office:value-type="float" office:value="-28.3">
            <text:p>-28,3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51">
            <text:p>1151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17]*[.B18]" office:value-type="float" office:value="2302">
            <text:p>2302</text:p>
          </table:table-cell>
          <table:table-cell office:value-type="float" office:value="-17.37">
            <text:p>-17,3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17]*[.B19]" office:value-type="float" office:value="3453">
            <text:p>3453</text:p>
          </table:table-cell>
          <table:table-cell office:value-type="float" office:value="-24.2">
            <text:p>-24,2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table:formula="of:=[.A$20]*[.B20]" office:value-type="float" office:value="1251">
            <text:p>1251</text:p>
          </table:table-cell>
          <table:table-cell office:value-type="float" office:value="7.13">
            <text:p>7,1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20]*[.B21]" office:value-type="float" office:value="2502">
            <text:p>2502</text:p>
          </table:table-cell>
          <table:table-cell office:value-type="float" office:value="-17.8">
            <text:p>-17,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20]*[.B22]" office:value-type="float" office:value="3753">
            <text:p>3753</text:p>
          </table:table-cell>
          <table:table-cell office:value-type="float" office:value="-19.87">
            <text:p>-19,8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20]*[.B23]" office:value-type="float" office:value="5004">
            <text:p>5004</text:p>
          </table:table-cell>
          <table:table-cell office:value-type="float" office:value="-35.37">
            <text:p>-35,37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table:formula="of:=[.A$24]*[.B24]" office:value-type="float" office:value="1332">
            <text:p>1332</text:p>
          </table:table-cell>
          <table:table-cell office:value-type="float" office:value="6.8">
            <text:p>6,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24]*[.B25]" office:value-type="float" office:value="2664">
            <text:p>2664</text:p>
          </table:table-cell>
          <table:table-cell office:value-type="float" office:value="-19.53">
            <text:p>-19,5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24]*[.B26]" office:value-type="float" office:value="3996">
            <text:p>3996</text:p>
          </table:table-cell>
          <table:table-cell office:value-type="float" office:value="-20.2">
            <text:p>-20,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24]*[.B27]" office:value-type="float" office:value="5328">
            <text:p>5328</text:p>
          </table:table-cell>
          <table:table-cell office:value-type="float" office:value="-34.53">
            <text:p>-34,53</text:p>
          </table:table-cell>
        </table:table-row>
      </table:table>
      <table:table table:name="Feuille2" table:style-name="ta1">
        <table:shapes>
          <draw:frame draw:z-index="0" draw:style-name="gr1" svg:width="15.999cm" svg:height="8.999cm" svg:x="4.616cm" svg:y="0.553cm">
            <draw:object draw:notify-on-update-of-ranges="Feuille2.A2:Feuille2.A13 Feuille2.B2:Feuille2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8.87">
            <text:p>-18,87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6.6">
            <text:p>-16,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4.7">
            <text:p>-14,7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.7">
            <text:p>-12,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0.87">
            <text:p>-10,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.87">
            <text:p>-7,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.37">
            <text:p>-7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5.37">
            <text:p>-5,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.87">
            <text:p>-4,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.37">
            <text:p>-4,37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08:14:42.72</meta:creation-date>
    <dc:date>2013-03-29T09:54:42.91</dc:date>
    <meta:editing-duration>PT1H14M9S</meta:editing-duration>
    <meta:editing-cycles>3</meta:editing-cycles>
    <meta:generator>LibreOffice/3.5$Windows_x86 LibreOffice_project/7122e39-92ed229-498d286-15e43b4-d70da21</meta:generator>
    <meta:document-statistic meta:table-count="3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04cm" svg:y="2.616cm" style:legend-expansion="high" chart:style-name="ch2"/>
        <chart:plot-area chart:style-name="ch3" table:cell-range-address="Feuille1.C2:Feuille1.D5 Feuille1.A2:Feuille1.A2 Feuille1.A6:Feuille1.A6 Feuille1.D6:Feuille1.D27 Feuille1.A10:Feuille1.A10 Feuille1.A13:Feuille1.A13 Feuille1.A17:Feuille1.A17 Feuille1.A20:Feuille1.A20 Feuille1.A24:Feuille1.A24" chart:data-source-has-labels="row" svg:x="0.77cm" svg:y="0.855cm" svg:width="13.094cm" svg:height="7.545cm">
          <chartooo:coordinate-region svg:x="1.497cm" svg:y="1.067cm" svg:width="11.995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5" chart:label-cell-address="Feuille1.A2:Feuille1.A2" chart:class="chart:scatter">
            <chart:domain table:cell-range-address="Feuille1.C2:Feuille1.C5"/>
            <chart:data-point chart:repeated="4"/>
          </chart:series>
          <chart:series chart:style-name="ch7" chart:values-cell-range-address="Feuille1.D6:Feuille1.D9" chart:label-cell-address="Feuille1.A6:Feuille1.A6" chart:class="chart:scatter">
            <chart:domain table:cell-range-address="Feuille1.C6:Feuille1.C9"/>
            <chart:data-point chart:repeated="4"/>
          </chart:series>
          <chart:series chart:style-name="ch8" chart:values-cell-range-address="Feuille1.D10:Feuille1.D12" chart:label-cell-address="Feuille1.A10:Feuille1.A10" chart:class="chart:scatter">
            <chart:domain table:cell-range-address="Feuille1.C10:Feuille1.C12"/>
            <chart:data-point chart:repeated="3"/>
          </chart:series>
          <chart:series chart:style-name="ch9" chart:values-cell-range-address="Feuille1.D13:Feuille1.D16" chart:label-cell-address="Feuille1.A13:Feuille1.A13" chart:class="chart:scatter">
            <chart:domain table:cell-range-address="Feuille1.C13:Feuille1.C16"/>
            <chart:data-point chart:repeated="4"/>
          </chart:series>
          <chart:series chart:style-name="ch10" chart:values-cell-range-address="Feuille1.D17:Feuille1.D19" chart:label-cell-address="Feuille1.A17:Feuille1.A17" chart:class="chart:scatter">
            <chart:domain table:cell-range-address="Feuille1.C17:Feuille1.C19"/>
            <chart:data-point chart:repeated="3"/>
          </chart:series>
          <chart:series chart:style-name="ch11" chart:values-cell-range-address="Feuille1.D20:Feuille1.D23" chart:label-cell-address="Feuille1.A20:Feuille1.A20" chart:class="chart:scatter">
            <chart:domain table:cell-range-address="Feuille1.C20:Feuille1.C23"/>
            <chart:data-point chart:repeated="4"/>
          </chart:series>
          <chart:series chart:style-name="ch12" chart:values-cell-range-address="Feuille1.D24:Feuille1.D27" chart:label-cell-address="Feuille1.A24:Feuille1.A24" chart:class="chart:scatter">
            <chart:domain table:cell-range-address="Feuille1.C24:Feuille1.C27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765</text:p>
                <draw:g>
                  <svg:desc>Feuille1.A2:Feuille1.A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865</text:p>
                <draw:g>
                  <svg:desc>Feuille1.A6:Feuille1.A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964</text:p>
                <draw:g>
                  <svg:desc>Feuille1.A10:Feuille1.A1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1050</text:p>
                <draw:g>
                  <svg:desc>Feuille1.A13:Feuille1.A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1151</text:p>
                <draw:g>
                  <svg:desc>Feuille1.A17:Feuille1.A1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1251</text:p>
                <draw:g>
                  <svg:desc>Feuille1.A20:Feuille1.A2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1332</text:p>
                <draw:g>
                  <svg:desc>Feuille1.A24:Feuille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5">
                <text:p>765</text:p>
                <draw:g>
                  <svg:desc>Feuille1.C2:Feuille1.C5</svg:desc>
                </draw:g>
              </table:table-cell>
              <table:table-cell office:value-type="float" office:value="6.63">
                <text:p>6.63</text:p>
                <draw:g>
                  <svg:desc>Feuille1.D2:Feuille1.D5</svg:desc>
                </draw:g>
              </table:table-cell>
              <table:table-cell office:value-type="float" office:value="865">
                <text:p>865</text:p>
                <draw:g>
                  <svg:desc>Feuille1.C6:Feuille1.C9</svg:desc>
                </draw:g>
              </table:table-cell>
              <table:table-cell office:value-type="float" office:value="7.63">
                <text:p>7.63</text:p>
                <draw:g>
                  <svg:desc>Feuille1.D6:Feuille1.D9</svg:desc>
                </draw:g>
              </table:table-cell>
              <table:table-cell office:value-type="float" office:value="964">
                <text:p>964</text:p>
                <draw:g>
                  <svg:desc>Feuille1.C10:Feuille1.C12</svg:desc>
                </draw:g>
              </table:table-cell>
              <table:table-cell office:value-type="float" office:value="7.3">
                <text:p>7.3</text:p>
                <draw:g>
                  <svg:desc>Feuille1.D10:Feuille1.D12</svg:desc>
                </draw:g>
              </table:table-cell>
              <table:table-cell office:value-type="float" office:value="1050">
                <text:p>1050</text:p>
                <draw:g>
                  <svg:desc>Feuille1.C13:Feuille1.C16</svg:desc>
                </draw:g>
              </table:table-cell>
              <table:table-cell office:value-type="float" office:value="6.63">
                <text:p>6.63</text:p>
                <draw:g>
                  <svg:desc>Feuille1.D13:Feuille1.D16</svg:desc>
                </draw:g>
              </table:table-cell>
              <table:table-cell office:value-type="float" office:value="1151">
                <text:p>1151</text:p>
                <draw:g>
                  <svg:desc>Feuille1.C17:Feuille1.C19</svg:desc>
                </draw:g>
              </table:table-cell>
              <table:table-cell office:value-type="float" office:value="6.3">
                <text:p>6.3</text:p>
                <draw:g>
                  <svg:desc>Feuille1.D17:Feuille1.D19</svg:desc>
                </draw:g>
              </table:table-cell>
              <table:table-cell office:value-type="float" office:value="1251">
                <text:p>1251</text:p>
                <draw:g>
                  <svg:desc>Feuille1.C20:Feuille1.C23</svg:desc>
                </draw:g>
              </table:table-cell>
              <table:table-cell office:value-type="float" office:value="7.13">
                <text:p>7.13</text:p>
                <draw:g>
                  <svg:desc>Feuille1.D20:Feuille1.D23</svg:desc>
                </draw:g>
              </table:table-cell>
              <table:table-cell office:value-type="float" office:value="1332">
                <text:p>1332</text:p>
                <draw:g>
                  <svg:desc>Feuille1.C24:Feuille1.C27</svg:desc>
                </draw:g>
              </table:table-cell>
              <table:table-cell office:value-type="float" office:value="6.8">
                <text:p>6.8</text:p>
                <draw:g>
                  <svg:desc>Feuille1.D24:Feuille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-16.7">
                <text:p>-16.7</text:p>
              </table:table-cell>
              <table:table-cell office:value-type="float" office:value="1730">
                <text:p>1730</text:p>
              </table:table-cell>
              <table:table-cell office:value-type="float" office:value="-17.7">
                <text:p>-17.7</text:p>
              </table:table-cell>
              <table:table-cell office:value-type="float" office:value="1928">
                <text:p>1928</text:p>
              </table:table-cell>
              <table:table-cell office:value-type="float" office:value="-40">
                <text:p>-40</text:p>
              </table:table-cell>
              <table:table-cell office:value-type="float" office:value="2100">
                <text:p>2100</text:p>
              </table:table-cell>
              <table:table-cell office:value-type="float" office:value="-20.2">
                <text:p>-20.2</text:p>
              </table:table-cell>
              <table:table-cell office:value-type="float" office:value="2302">
                <text:p>2302</text:p>
              </table:table-cell>
              <table:table-cell office:value-type="float" office:value="-17.37">
                <text:p>-17.37</text:p>
              </table:table-cell>
              <table:table-cell office:value-type="float" office:value="2502">
                <text:p>2502</text:p>
              </table:table-cell>
              <table:table-cell office:value-type="float" office:value="-17.8">
                <text:p>-17.8</text:p>
              </table:table-cell>
              <table:table-cell office:value-type="float" office:value="2664">
                <text:p>2664</text:p>
              </table:table-cell>
              <table:table-cell office:value-type="float" office:value="-19.53">
                <text:p>-19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5">
                <text:p>2295</text:p>
              </table:table-cell>
              <table:table-cell office:value-type="float" office:value="-38.7">
                <text:p>-38.7</text:p>
              </table:table-cell>
              <table:table-cell office:value-type="float" office:value="2595">
                <text:p>2595</text:p>
              </table:table-cell>
              <table:table-cell office:value-type="float" office:value="-41">
                <text:p>-41</text:p>
              </table:table-cell>
              <table:table-cell office:value-type="float" office:value="2892">
                <text:p>2892</text:p>
              </table:table-cell>
              <table:table-cell office:value-type="float" office:value="-55">
                <text:p>-55</text:p>
              </table:table-cell>
              <table:table-cell office:value-type="float" office:value="3150">
                <text:p>3150</text:p>
              </table:table-cell>
              <table:table-cell office:value-type="float" office:value="-34.7">
                <text:p>-34.7</text:p>
              </table:table-cell>
              <table:table-cell office:value-type="float" office:value="3453">
                <text:p>3453</text:p>
              </table:table-cell>
              <table:table-cell office:value-type="float" office:value="-24.2">
                <text:p>-24.2</text:p>
              </table:table-cell>
              <table:table-cell office:value-type="float" office:value="3753">
                <text:p>3753</text:p>
              </table:table-cell>
              <table:table-cell office:value-type="float" office:value="-19.87">
                <text:p>-19.87</text:p>
              </table:table-cell>
              <table:table-cell office:value-type="float" office:value="3996">
                <text:p>3996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0">
                <text:p>3060</text:p>
              </table:table-cell>
              <table:table-cell office:value-type="float" office:value="-48.8">
                <text:p>-48.8</text:p>
              </table:table-cell>
              <table:table-cell office:value-type="float" office:value="3460">
                <text:p>3460</text:p>
              </table:table-cell>
              <table:table-cell office:value-type="float" office:value="-33.7">
                <text:p>-3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">
                <text:p>4200</text:p>
              </table:table-cell>
              <table:table-cell office:value-type="float" office:value="-28.3">
                <text:p>-2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4">
                <text:p>5004</text:p>
              </table:table-cell>
              <table:table-cell office:value-type="float" office:value="-35.37">
                <text:p>-35.37</text:p>
              </table:table-cell>
              <table:table-cell office:value-type="float" office:value="5328">
                <text:p>5328</text:p>
              </table:table-cell>
              <table:table-cell office:value-type="float" office:value="-34.53">
                <text:p>-34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2.A2:Feuille2.B13" svg:x="0.77cm" svg:y="0.854cm" svg:width="14.59cm" svg:height="7.546cm">
          <chartooo:coordinate-region svg:x="1.008cm" svg:y="1.067cm" svg:width="14.165cm" svg:height="7.122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2.B2:Feuille2.B13" chart:class="chart:scatter">
            <chart:domain table:cell-range-address="Feuille2.A2:Feuille2.A13"/>
            <chart:data-point chart:repeated="12"/>
          </chart:series>
          <chart:wall chart:style-name="ch6"/>
          <chart:floor chart:style-name="ch7"/>
        </chart:plot-area>
        <draw:line draw:style-name="gr1" draw:text-style-name="P1" svg:x1="3.13cm" svg:y1="7.863cm" svg:x2="11.339cm" svg:y2="1.739cm">
          <text:p/>
        </draw:line>
        <draw:line draw:style-name="gr1" draw:text-style-name="P1" svg:x1="9.071cm" svg:y1="2.129cm" svg:x2="9.043cm" svg:y2="5.19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euille2.A2:Feuille2.A13</svg:desc>
                </draw:g>
              </table:table-cell>
              <table:table-cell office:value-type="float" office:value="-18.87">
                <text:p>-18.87</text:p>
                <draw:g>
                  <svg:desc>Feuille2.B2:Feuille2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-10.87">
                <text:p>-1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7.87">
                <text:p>-7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7.37">
                <text:p>-7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5.37">
                <text:p>-5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